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320CBAE4127.jpg" manifest:media-type="image/jpeg"/>
  <manifest:file-entry manifest:full-path="Pictures/1000000000000258000003208E5100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6d1a" officeooo:paragraph-rsid="00136d1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988cm" svg:y="-0.609cm" svg:width="9.386cm" svg:height="12.515cm" draw:z-index="0"><draw:image xlink:href="Pictures/1000000000000258000003208E510009.jpg" xlink:type="simple" xlink:show="embed" xlink:actuate="onLoad"/></draw:frame><draw:frame draw:style-name="fr1" draw:name="Image2" text:anchor-type="paragraph" svg:x="4.006cm" svg:y="12.859cm" svg:width="9.357cm" svg:height="12.476cm" draw:z-index="1"><draw:image xlink:href="Pictures/100000000000025800000320CBAE4127.jpg" xlink:type="simple" xlink:show="embed" xlink:actuate="onLoad"/></draw:frame></text:p>
      <text:p text:style-name="Standard"/>
      <text:p text:style-name="Standard"/>
      <text:p text:style-name="P1">- ต่อตรง PB 2 ตัว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บิลเงินส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1:33:40.980000000</meta:creation-date>
    <dc:date>2015-12-25T11:41:09.152000000</dc:date>
    <meta:editing-duration>PT7M29S</meta:editing-duration>
    <meta:editing-cycles>1</meta:editing-cycles>
    <meta:document-statistic meta:table-count="0" meta:image-count="2" meta:object-count="0" meta:page-count="1" meta:paragraph-count="2" meta:word-count="9" meta:character-count="24" meta:non-whitespace-character-count="19"/>
    <meta:generator>LibreOffice/4.4.5.2$Windows_x86 LibreOffice_project/a22f674fd25a3b6f45bdebf25400ed2adff0ff99</meta:generator>
  </office:meta>
</office:document-meta>
</file>